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8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5,8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316" calcext:value-type="float">
            <text:p>3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47" calcext:value-type="float">
            <text:p>3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,5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45" calcext:value-type="float">
            <text:p>31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5,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.39" calcext:value-type="float">
            <text:p>8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2,01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12,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3.1" calcext:value-type="float">
            <text:p>14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4,675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.91" calcext:value-type="float">
            <text:p>80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25,480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5.54" calcext:value-type="float">
            <text:p>55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1,2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0,6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0,6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405" calcext:value-type="float">
            <text:p>4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17,208</text:p>
          </table:table-cell>
          <table:table-cell office:value-type="string" calcext:value-type="string">
            <text:p>1,19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6.89" calcext:value-type="float">
            <text:p>166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6,81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19" calcext:value-type="float">
            <text:p>34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1,14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2,3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36,646</text:p>
          </table:table-cell>
          <table:table-cell office:value-type="string" calcext:value-type="string">
            <text:p>2,52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8.13" calcext:value-type="float">
            <text:p>28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2,93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92,447</text:p>
          </table:table-cell>
          <table:table-cell office:value-type="string" calcext:value-type="string">
            <text:p>30,315</text:p>
          </table:table-cell>
          <table:table-cell table:number-columns-repeated="3"/>
          <table:table-cell office:value-type="float" office:value="60.28" calcext:value-type="float">
            <text:p>60.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3,6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,42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96,241</text:p>
          </table:table-cell>
          <table:table-cell office:value-type="string" calcext:value-type="string">
            <text:p>30,493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46.22" calcext:value-type="float">
            <text:p>46.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4,1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87" calcext:value-type="float">
            <text:p>3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807" calcext:value-type="float">
            <text:p>8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2,8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48" calcext:value-type="float">
            <text:p>5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,3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5"/>
          <table:table-cell office:value-type="string" calcext:value-type="string">
            <text:p>159,221</text:p>
          </table:table-cell>
          <table:table-cell office:value-type="string" calcext:value-type="string">
            <text:p>33,882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19.48" calcext:value-type="float">
            <text:p>19.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91,1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35</meta:creation-date>
    <dc:date>2018-09-01T10:08:35</dc:date>
    <meta:generator>LibreOffice/5.1.6.2$Linux_X86_64 LibreOffice_project/10m0$Build-2</meta:generator>
    <meta:document-statistic meta:table-count="1" meta:cell-count="34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